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116" calcext:value-type="float">
            <text:p>108.3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1968" calcext:value-type="float">
            <text:p>120.9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4176" calcext:value-type="float">
            <text:p>114.1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6896" calcext:value-type="float">
            <text:p>101.6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084" calcext:value-type="float">
            <text:p>105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0712" calcext:value-type="float">
            <text:p>110.0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9296" calcext:value-type="float">
            <text:p>101.8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9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4872" calcext:value-type="float">
            <text:p>101.4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8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8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2808" calcext:value-type="float">
            <text:p>100.9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4376" calcext:value-type="float">
            <text:p>100.5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8952" calcext:value-type="float">
            <text:p>99.8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304</text:p>
          </table:table-cell>
          <table:table-cell office:value-type="string" calcext:value-type="string">
            <text:p>198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